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paragraph-properties fo:line-height="115%"/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Text_20_body">
      <style:paragraph-properties fo:line-height="115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Fantástica Jornada de Criar Tartarugas Aquáticas</text:p>
      <text:p text:style-name="Standard"/>
      <text:p text:style-name="P4">Explore os cuidados necessários para criar tartarugas aquáticas como pets, acompanhando sua jornada.</text:p>
      <text:p text:style-name="Standard"/>
      <text:p text:style-name="P1">Criar tartarugas aquáticas como animais de estimação é uma jornada repleta de encanto e responsabilidade. Esses seres fascinantes, conhecidos por sua natureza tranquila e graciosidade, podem trazer um toque especial aos lares que os acolhem.</text:p>
      <text:p text:style-name="P1">Ao decidir criar tartarugas aquáticas, você embarca em uma jornada de aprendizado contínuo. Desde a escolha do habitat adequado até a oferta de uma dieta balanceada, cada aspecto do cuidado é crucial para o bem-estar das tartarugas.</text:p>
      <text:p text:style-name="P1">Ao construir o habitat ideal, é importante criar um ambiente que reproduza de perto as condições naturais das tartarugas. Isso inclui um tanque espaçoso com água limpa e filtrada, uma área de descanso seca para banhos de sol e locais para esconderijo.</text:p>
      <text:p text:style-name="P1">A alimentação das tartarugas aquáticas é uma parte vital do cuidado. Sua dieta deve consistir de uma variedade de alimentos, como vegetais, frutas e proteínas de qualidade. Oferecer uma dieta equilibrada ajudará a manter a saúde e a vitalidade das tartarugas.</text:p>
      <text:p text:style-name="P1">Além disso, a interação diária com suas tartarugas permite estabelecer laços de confiança e compreender suas necessidades individuais. Observar suas atividades e comportamentos também é uma parte gratificante da jornada, pois você testemunhará o fascinante mundo subaquático que elas habitam.</text:p>
      <text:p text:style-name="P1">No entanto, é importante lembrar que criar tartarugas aquáticas exige um compromisso de longo prazo. Essas criaturas podem viver por muitas décadas, e você deve estar preparado para cuidar delas ao longo de suas vidas.</text:p>
      <text:p text:style-name="P1">A jornada de criar tartarugas aquáticas é uma oportunidade de mergulhar no reino subaquático, apreciando sua beleza e complexidade. Ao investir tempo, cuidado e amor, você poderá criar um ambiente saudável e enriquecedor para essas criaturas aquáticas, compartilhando um elo único e duradour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8T19:47:58.683000000</dc:date>
    <meta:generator>LibreOffice/7.5.4.2$Windows_X86_64 LibreOffice_project/36ccfdc35048b057fd9854c757a8b67ec53977b6</meta:generator>
    <meta:editing-duration>PT27M28S</meta:editing-duration>
    <meta:editing-cycles>4</meta:editing-cycles>
    <meta:document-statistic meta:table-count="0" meta:image-count="0" meta:object-count="0" meta:page-count="1" meta:paragraph-count="9" meta:word-count="293" meta:character-count="1936" meta:non-whitespace-character-count="1652"/>
  </office:meta>
</office:document-meta>
</file>